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2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89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4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2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9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781cm"/>
    </style:style>
    <style:style style:name="gr13" style:family="graphic" style:parent-style-name="standard">
      <style:graphic-properties draw:marker-start="Arrow" draw:marker-start-width="0.3cm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12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1.38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6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07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6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58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1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9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975cm"/>
    </style:style>
    <style:style style:name="gr2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.6cm" svg:height="2cm" svg:x="20.4cm" svg:y="15.1cm">
          <text:p text:style-name="P1"><text:span text:style-name="T1">clarkpar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1.2cm" svg:x="24cm" svg:y="15.2cm">
          <text:p text:style-name="P1"><text:span text:style-name="T1">Induction mo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4cm" svg:y1="15.7cm" svg:x2="22cm" svg:y2="15.7cm">
          <text:p/>
        </draw:line>
        <draw:line draw:style-name="gr3" draw:text-style-name="P1" draw:layer="layout" svg:x1="24.2cm" svg:y1="16.2cm" svg:x2="22cm" svg:y2="16.2cm">
          <text:p/>
        </draw:line>
        <draw:frame draw:style-name="gr4" draw:text-style-name="P3" draw:layer="layout" svg:width="0.773cm" svg:height="0.649cm" svg:x="22.8cm" svg:y="15.1cm">
          <draw:text-box>
            <text:p><text:span text:style-name="T1">ia</text:span></text:p>
          </draw:text-box>
        </draw:frame>
        <draw:frame draw:style-name="gr4" draw:text-style-name="P3" draw:layer="layout" svg:width="0.773cm" svg:height="0.649cm" svg:x="23.1cm" svg:y="16.4cm">
          <draw:text-box>
            <text:p><text:span text:style-name="T1">ib</text:span></text:p>
          </draw:text-box>
        </draw:frame>
        <draw:frame draw:style-name="gr5" draw:text-style-name="P3" draw:layer="layout" svg:width="0.989cm" svg:height="0.649cm" svg:x="19.211cm" svg:y="15.7cm">
          <draw:text-box>
            <text:p><text:span text:style-name="T1">Idq</text:span></text:p>
          </draw:text-box>
        </draw:frame>
        <draw:custom-shape draw:style-name="gr6" draw:text-style-name="P1" draw:layer="layout" svg:width="1.4cm" svg:height="1.4cm" svg:x="18.1cm" svg:y="16.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3cm" svg:y1="16.4cm" svg:x2="18.3cm" svg:y2="13.7cm">
          <text:p/>
        </draw:line>
        <draw:line draw:style-name="gr7" draw:text-style-name="P1" draw:layer="layout" svg:x1="18.3cm" svg:y1="14.5cm" svg:x2="20.8cm" svg:y2="14.5cm">
          <text:p/>
        </draw:line>
        <draw:frame draw:style-name="gr8" draw:text-style-name="P3" draw:layer="layout" svg:width="2.962cm" svg:height="0.649cm" svg:x="19.4cm" svg:y="13.9cm">
          <draw:text-box>
            <text:p><text:span text:style-name="T1">Rotor flux angle</text:span></text:p>
          </draw:text-box>
        </draw:frame>
        <draw:line draw:style-name="gr3" draw:text-style-name="P1" draw:layer="layout" svg:x1="20.8cm" svg:y1="14.5cm" svg:x2="20.8cm" svg:y2="15.4cm">
          <text:p/>
        </draw:line>
        <draw:line draw:style-name="gr3" draw:text-style-name="P1" draw:layer="layout" svg:x1="20.4cm" svg:y1="16.4cm" svg:x2="19.4cm" svg:y2="16.4cm">
          <text:p/>
        </draw:line>
        <draw:frame draw:style-name="gr9" draw:text-style-name="P3" draw:layer="layout" svg:width="3.749cm" svg:height="0.649cm" svg:x="18.5cm" svg:y="17.9cm">
          <draw:text-box>
            <text:p><text:span text:style-name="T1">Rotor time constante</text:span></text:p>
          </draw:text-box>
        </draw:frame>
        <draw:line draw:style-name="gr3" draw:text-style-name="P2" draw:layer="layout" svg:x1="18.6cm" svg:y1="18.3cm" svg:x2="18.6cm" svg:y2="17.6cm">
          <text:p/>
        </draw:line>
        <draw:frame draw:style-name="gr10" draw:text-style-name="P3" draw:layer="layout" svg:width="3.423cm" svg:height="0.649cm" svg:x="19.8cm" svg:y="17.5cm">
          <draw:text-box>
            <text:p><text:span text:style-name="T1">Measurement time</text:span></text:p>
          </draw:text-box>
        </draw:frame>
        <draw:line draw:style-name="gr3" draw:text-style-name="P2" draw:layer="layout" svg:x1="20.5cm" svg:y1="17.5cm" svg:x2="19.3cm" svg:y2="17.5cm">
          <text:p/>
        </draw:line>
        <draw:line draw:style-name="gr7" draw:text-style-name="P2" draw:layer="layout" svg:x1="24.6cm" svg:y1="16.5cm" svg:x2="24.6cm" svg:y2="19.3cm">
          <text:p/>
        </draw:line>
        <draw:line draw:style-name="gr7" draw:text-style-name="P2" draw:layer="layout" svg:x1="17.4cm" svg:y1="19.4cm" svg:x2="24.6cm" svg:y2="19.3cm">
          <text:p/>
        </draw:line>
        <draw:line draw:style-name="gr3" draw:text-style-name="P2" draw:layer="layout" svg:x1="18.1cm" svg:y1="19.4cm" svg:x2="18.1cm" svg:y2="17.6cm">
          <text:p/>
        </draw:line>
        <draw:frame draw:style-name="gr11" draw:text-style-name="P3" draw:layer="layout" svg:width="2.619cm" svg:height="0.649cm" svg:x="18.1cm" svg:y="18.9cm">
          <draw:text-box>
            <text:p><text:span text:style-name="T1">Omega Rotor</text:span></text:p>
          </draw:text-box>
        </draw:frame>
        <draw:line draw:style-name="gr7" draw:text-style-name="P2" draw:layer="layout" svg:x1="20.1cm" svg:y1="16.4cm" svg:x2="20.1cm" svg:y2="15.1cm">
          <text:p/>
        </draw:line>
        <draw:frame draw:style-name="gr12" draw:text-style-name="P3" draw:layer="layout" svg:width="1.281cm" svg:height="0.649cm" svg:x="18.7cm" svg:y="14.651cm">
          <draw:text-box>
            <text:p><text:span text:style-name="T1">Idq.q</text:span></text:p>
          </draw:text-box>
        </draw:frame>
        <draw:frame draw:style-name="gr5" draw:text-style-name="P3" draw:layer="layout" svg:width="0.997cm" svg:height="0.649cm" svg:x="17cm" svg:y="15.9cm">
          <draw:text-box>
            <text:p><text:span text:style-name="T1">imr</text:span></text:p>
          </draw:text-box>
        </draw:frame>
        <draw:custom-shape draw:style-name="gr1" draw:text-style-name="P2" draw:layer="layout" svg:width="1.2cm" svg:height="1.3cm" svg:x="16.7cm" svg:y="11.1cm">
          <text:p text:style-name="P1"><text:span text:style-name="T1">Current contro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2cm" svg:height="1.2cm" svg:x="12.3cm" svg:y="11.2cm">
          <text:p text:style-name="P1"><text:span text:style-name="T1">Torque 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cm" svg:height="1.3cm" svg:x="8cm" svg:y="11.2cm">
          <text:p text:style-name="P1"><text:span text:style-name="T1">Speed controller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6.7cm" svg:y1="16.7cm" svg:x2="18.1cm" svg:y2="16.7cm">
          <text:p/>
        </draw:line>
        <draw:line draw:style-name="gr13" draw:text-style-name="P2" draw:layer="layout" svg:x1="18.5cm" svg:y1="15.1cm" svg:x2="20.1cm" svg:y2="15.1cm">
          <text:p/>
        </draw:line>
        <draw:custom-shape draw:style-name="gr1" draw:text-style-name="P2" draw:layer="layout" svg:width="1.8cm" svg:height="1.8cm" svg:x="17cm" svg:y="4.6cm">
          <text:p text:style-name="P1"><text:span text:style-name="T1">Current controller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8.7cm" svg:y1="15.6cm" svg:x2="19.9cm" svg:y2="15.6cm">
          <text:p/>
        </draw:line>
        <draw:line draw:style-name="gr7" draw:text-style-name="P2" draw:layer="layout" svg:x1="20cm" svg:y1="16.4cm" svg:x2="19.9cm" svg:y2="15.6cm">
          <text:p/>
        </draw:line>
        <draw:frame draw:style-name="gr12" draw:text-style-name="P3" draw:layer="layout" svg:width="1.281cm" svg:height="0.649cm" svg:x="18.9cm" svg:y="15.151cm">
          <draw:text-box>
            <text:p><text:span text:style-name="T1">Idq.d</text:span></text:p>
          </draw:text-box>
        </draw:frame>
        <draw:custom-shape draw:style-name="gr14" draw:text-style-name="P2" draw:layer="layout" svg:width="0.7cm" svg:height="0.7cm" svg:x="14.8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xml:id="id2" draw:id="id2" draw:layer="layout" svg:x1="13.2cm" svg:y1="5.4cm" svg:x2="14.9cm" svg:y2="5.4cm">
          <text:p/>
        </draw:line>
        <draw:line draw:style-name="gr3" draw:text-style-name="P2" draw:layer="layout" svg:x1="15.2cm" svg:y1="6.8cm" svg:x2="15.2cm" svg:y2="5.7cm">
          <text:p/>
        </draw:line>
        <draw:frame draw:style-name="gr12" draw:text-style-name="P3" draw:layer="layout" svg:width="1.281cm" svg:height="0.649cm" svg:x="15.4cm" svg:y="6.4cm">
          <draw:text-box>
            <text:p><text:span text:style-name="T1">Idq.d</text:span></text:p>
          </draw:text-box>
        </draw:frame>
        <draw:frame draw:style-name="gr15" draw:text-style-name="P3" draw:layer="layout" svg:width="0.621cm" svg:height="0.649cm" svg:x="14.3cm" svg:y="6.251cm">
          <draw:text-box>
            <text:p><text:span text:style-name="T1">-</text:span></text:p>
          </draw:text-box>
        </draw:frame>
        <draw:frame draw:style-name="gr16" draw:text-style-name="P3" draw:layer="layout" svg:width="2.894cm" svg:height="0.749cm" svg:x="10.8cm" svg:y="4.851cm">
          <draw:text-box>
            <text:p><text:span text:style-name="T1">IDQ_d_lma_ref</text:span></text:p>
          </draw:text-box>
        </draw:frame>
        <draw:line draw:style-name="gr3" draw:text-style-name="P2" draw:layer="layout" svg:x1="15.3cm" svg:y1="5.4cm" svg:x2="16.9cm" svg:y2="5.4cm">
          <text:p/>
        </draw:line>
        <draw:custom-shape draw:style-name="gr14" draw:text-style-name="P2" draw:layer="layout" svg:width="0.6cm" svg:height="0.6cm" svg:x="14.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5.1cm" svg:y1="13.1cm" svg:x2="15.1cm" svg:y2="12cm">
          <text:p/>
        </draw:line>
        <draw:frame draw:style-name="gr12" draw:text-style-name="P3" draw:layer="layout" svg:width="1.281cm" svg:height="0.649cm" svg:x="15.4cm" svg:y="12.7cm">
          <draw:text-box>
            <text:p><text:span text:style-name="T1">Idq.q</text:span></text:p>
          </draw:text-box>
        </draw:frame>
        <draw:line draw:style-name="gr3" draw:text-style-name="P2" draw:layer="layout" svg:x1="13.7cm" svg:y1="11.6cm" svg:x2="14.8cm" svg:y2="11.6cm">
          <text:p/>
        </draw:line>
        <draw:frame draw:style-name="gr16" draw:text-style-name="P3" draw:layer="layout" svg:width="1.891cm" svg:height="0.749cm" svg:x="13.414cm" svg:y="10.951cm">
          <draw:text-box>
            <text:p><text:span text:style-name="T1">Idq.q_ref</text:span></text:p>
          </draw:text-box>
        </draw:frame>
        <draw:frame draw:style-name="gr15" draw:text-style-name="P3" draw:layer="layout" svg:width="0.621cm" svg:height="0.649cm" svg:x="14.3cm" svg:y="12.7cm">
          <draw:text-box>
            <text:p><text:span text:style-name="T1">-</text:span></text:p>
          </draw:text-box>
        </draw:frame>
        <draw:line draw:style-name="gr3" draw:text-style-name="P2" draw:layer="layout" svg:x1="15.5cm" svg:y1="11.6cm" svg:x2="16.8cm" svg:y2="11.6cm">
          <text:p/>
        </draw:line>
        <draw:line draw:style-name="gr3" draw:text-style-name="P2" draw:layer="layout" svg:x1="4.1cm" svg:y1="11.7cm" svg:x2="6.4cm" svg:y2="11.7cm">
          <text:p/>
        </draw:line>
        <draw:frame draw:style-name="gr17" draw:text-style-name="P3" draw:layer="layout" svg:width="2.191cm" svg:height="0.649cm" svg:x="4.2cm" svg:y="11.1cm">
          <draw:text-box>
            <text:p><text:span text:style-name="T1">omega_ref</text:span></text:p>
          </draw:text-box>
        </draw:frame>
        <draw:custom-shape draw:style-name="gr14" draw:text-style-name="P2" draw:layer="layout" svg:width="0.5cm" svg:height="0.5cm" svg:x="6.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5cm" svg:y1="13.6cm" svg:x2="6.5cm" svg:y2="12cm">
          <text:p/>
        </draw:line>
        <draw:frame draw:style-name="gr15" draw:text-style-name="P3" draw:layer="layout" svg:width="0.621cm" svg:height="0.649cm" svg:x="5.9cm" svg:y="12.651cm">
          <draw:text-box>
            <text:p><text:span text:style-name="T1">-</text:span></text:p>
          </draw:text-box>
        </draw:frame>
        <draw:line draw:style-name="gr3" draw:text-style-name="P2" draw:layer="layout" svg:x1="6.8cm" svg:y1="11.7cm" svg:x2="8.2cm" svg:y2="11.7cm">
          <text:p/>
        </draw:line>
        <draw:custom-shape draw:style-name="gr14" draw:text-style-name="P2" draw:layer="layout" svg:width="0.5cm" svg:height="0.5cm" svg:x="1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4cm" svg:y1="11.7cm" svg:x2="11cm" svg:y2="11.7cm">
          <text:p/>
        </draw:line>
        <draw:frame draw:style-name="gr18" draw:text-style-name="P3" draw:layer="layout" svg:width="1.582cm" svg:height="0.649cm" svg:x="9.8cm" svg:y="11.1cm">
          <draw:text-box>
            <text:p><text:span text:style-name="T1">t_c_ref</text:span></text:p>
          </draw:text-box>
        </draw:frame>
        <draw:line draw:style-name="gr3" draw:text-style-name="P2" draw:layer="layout" svg:x1="11.2cm" svg:y1="13.2cm" svg:x2="11.2cm" svg:y2="12cm">
          <text:p/>
        </draw:line>
        <draw:frame draw:style-name="gr15" draw:text-style-name="P3" draw:layer="layout" svg:width="0.621cm" svg:height="0.649cm" svg:x="10.4cm" svg:y="12.551cm">
          <draw:text-box>
            <text:p><text:span text:style-name="T1">-</text:span></text:p>
          </draw:text-box>
        </draw:frame>
        <draw:line draw:style-name="gr3" draw:text-style-name="P2" draw:layer="layout" svg:x1="11.6cm" svg:y1="11.6cm" svg:x2="12.4cm" svg:y2="11.6cm">
          <text:p/>
        </draw:line>
        <draw:frame draw:style-name="gr19" draw:text-style-name="P3" draw:layer="layout" svg:width="3.877cm" svg:height="0.649cm" svg:x="9.508cm" svg:y="13.349cm">
          <draw:text-box>
            <text:p><text:span text:style-name="T1">Imr*Kt*Idq.q</text:span></text:p>
          </draw:text-box>
        </draw:frame>
        <draw:custom-shape draw:style-name="gr1" draw:text-style-name="P2" draw:layer="layout" svg:width="2cm" svg:height="2cm" svg:x="18.1cm" svg:y="8cm">
          <text:p text:style-name="P1"><text:span text:style-name="T1"><text:s text:c="8"/></text:span><text:span text:style-name="T1">Decoupling circui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6.5cm" svg:y1="8cm" svg:x2="18.2cm" svg:y2="8cm">
          <text:p/>
        </draw:line>
        <draw:line draw:style-name="gr3" draw:text-style-name="P2" draw:layer="layout" svg:x1="16.5cm" svg:y1="8.9cm" svg:x2="18.2cm" svg:y2="8.9cm">
          <text:p/>
        </draw:line>
        <draw:line draw:style-name="gr20" draw:text-style-name="P2" draw:layer="layout" svg:x1="16.4cm" svg:y1="9.4cm" svg:x2="18.1cm" svg:y2="9.4cm">
          <text:p text:style-name="P1"><text:span text:style-name="T1">imr</text:span></text:p>
        </draw:line>
        <draw:line draw:style-name="gr3" draw:text-style-name="P2" draw:layer="layout" svg:x1="16.6cm" svg:y1="10cm" svg:x2="18.1cm" svg:y2="10cm">
          <text:p/>
        </draw:line>
        <draw:frame draw:style-name="gr12" draw:text-style-name="P3" draw:layer="layout" svg:width="1.281cm" svg:height="0.649cm" svg:x="16.4cm" svg:y="7.651cm">
          <draw:text-box>
            <text:p><text:span text:style-name="T1">Idq.d</text:span></text:p>
          </draw:text-box>
        </draw:frame>
        <draw:frame draw:style-name="gr12" draw:text-style-name="P3" draw:layer="layout" svg:width="1.281cm" svg:height="0.649cm" svg:x="16.4cm" svg:y="8.4cm">
          <draw:text-box>
            <text:p><text:span text:style-name="T1">Idq.q</text:span></text:p>
          </draw:text-box>
        </draw:frame>
        <draw:frame draw:style-name="gr21" draw:text-style-name="P3" draw:layer="layout" svg:width="1.171cm" svg:height="0.649cm" svg:x="17cm" svg:y="9.9cm">
          <draw:text-box>
            <text:p><text:span text:style-name="T1">wmr</text:span></text:p>
          </draw:text-box>
        </draw:frame>
        <draw:line draw:style-name="gr7" draw:text-style-name="P2" draw:layer="layout" svg:x1="17.9cm" svg:y1="11.6cm" svg:x2="21.7cm" svg:y2="11.5cm">
          <text:p/>
        </draw:line>
        <draw:custom-shape draw:style-name="gr14" draw:text-style-name="P2" draw:layer="layout" svg:width="0.5cm" svg:height="0.5cm" svg:x="21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1.7cm" svg:y1="11.5cm" svg:x2="21.7cm" svg:y2="9.7cm">
          <text:p/>
        </draw:line>
        <draw:line draw:style-name="gr3" draw:text-style-name="P2" draw:layer="layout" svg:x1="20.1cm" svg:y1="9.5cm" svg:x2="21.4cm" svg:y2="9.5cm">
          <text:p/>
        </draw:line>
        <draw:frame draw:style-name="gr22" draw:text-style-name="P3" draw:layer="layout" svg:width="1.086cm" svg:height="0.649cm" svg:x="20.3cm" svg:y="9.7cm">
          <draw:text-box>
            <text:p><text:span text:style-name="T1">udq</text:span></text:p>
          </draw:text-box>
        </draw:frame>
        <draw:custom-shape draw:style-name="gr14" draw:text-style-name="P2" draw:layer="layout" svg:width="0.6cm" svg:height="0.6cm" svg:x="21.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0.1cm" svg:y1="8.3cm" svg:x2="21.3cm" svg:y2="8.3cm">
          <text:p/>
        </draw:line>
        <draw:line draw:style-name="gr3" draw:text-style-name="P2" draw:layer="layout" svg:x1="21.5cm" svg:y1="5.4cm" svg:x2="21.5cm" svg:y2="8cm">
          <text:p/>
        </draw:line>
        <draw:line draw:style-name="gr7" draw:text-style-name="P2" draw:layer="layout" svg:x1="18.8cm" svg:y1="5.4cm" svg:x2="21.5cm" svg:y2="5.4cm">
          <text:p/>
        </draw:line>
        <draw:frame draw:style-name="gr22" draw:text-style-name="P3" draw:layer="layout" svg:width="1.086cm" svg:height="0.649cm" svg:x="20.1cm" svg:y="7.6cm">
          <draw:text-box>
            <text:p><text:span text:style-name="T1">udd</text:span></text:p>
          </draw:text-box>
        </draw:frame>
        <draw:line draw:style-name="gr3" draw:text-style-name="P2" draw:layer="layout" svg:x1="22.1cm" svg:y1="8.2cm" svg:x2="23.4cm" svg:y2="8.2cm">
          <text:p/>
        </draw:line>
        <draw:line draw:style-name="gr3" draw:text-style-name="P2" draw:layer="layout" svg:x1="22cm" svg:y1="9.5cm" svg:x2="23.4cm" svg:y2="9.5cm">
          <text:p/>
        </draw:line>
        <draw:custom-shape draw:style-name="gr1" draw:text-style-name="P2" draw:layer="layout" svg:width="1.9cm" svg:height="1.9cm" svg:x="23.4cm" svg:y="7.8cm">
          <text:p text:style-name="P1"><text:span text:style-name="T1">invpark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4cm" svg:y1="11.7cm" svg:x2="24.2cm" svg:y2="9.7cm">
          <text:p/>
        </draw:line>
        <draw:frame draw:style-name="gr8" draw:text-style-name="P3" draw:layer="layout" svg:width="2.962cm" svg:height="0.649cm" svg:x="22.743cm" svg:y="11.3cm">
          <draw:text-box>
            <text:p><text:span text:style-name="T1">Rotor flux angle</text:span></text:p>
          </draw:text-box>
        </draw:frame>
        <draw:line draw:style-name="gr3" draw:text-style-name="P2" draw:layer="layout" svg:x1="25.4cm" svg:y1="8.3cm" svg:x2="28cm" svg:y2="8.3cm">
          <text:p/>
        </draw:line>
        <draw:line draw:style-name="gr3" draw:text-style-name="P2" draw:layer="layout" svg:x1="25cm" svg:y1="9.4cm" svg:x2="26.6cm" svg:y2="9.4cm">
          <text:p/>
        </draw:line>
        <draw:frame draw:style-name="gr23" draw:text-style-name="P3" draw:layer="layout" svg:width="1.603cm" svg:height="0.649cm" svg:x="25.3cm" svg:y="7.551cm">
          <draw:text-box>
            <text:p><text:span text:style-name="T1">v.alpha</text:span></text:p>
          </draw:text-box>
        </draw:frame>
        <draw:frame draw:style-name="gr24" draw:text-style-name="P3" draw:layer="layout" svg:width="1.429cm" svg:height="0.649cm" svg:x="25.5cm" svg:y="8.651cm">
          <draw:text-box>
            <text:p><text:span text:style-name="T1">v.beta</text:span></text:p>
          </draw:text-box>
        </draw:frame>
        <draw:line draw:style-name="gr7" draw:text-style-name="P2" draw:layer="layout" svg:x1="26.5cm" svg:y1="9.4cm" svg:x2="25.1cm" svg:y2="15.3cm">
          <text:p/>
        </draw:line>
        <draw:line draw:style-name="gr7" draw:text-style-name="P2" draw:layer="layout" svg:x1="25.3cm" svg:y1="15.7cm" svg:x2="28cm" svg:y2="8.3cm">
          <text:p/>
        </draw:line>
        <draw:line draw:style-name="gr3" draw:text-style-name="P1" draw:layer="layout" svg:x1="18.1cm" svg:y1="17.4cm" svg:x2="16.8cm" svg:y2="17.4cm">
          <text:p/>
        </draw:line>
        <draw:frame draw:style-name="gr19" draw:text-style-name="P3" draw:layer="layout" svg:width="1.367cm" svg:height="0.649cm" svg:x="17.2cm" svg:y="16.851cm">
          <draw:text-box>
            <text:p><text:span text:style-name="T1">wmr</text:span></text:p>
          </draw:text-box>
        </draw:frame>
        <draw:frame draw:style-name="gr25" draw:text-style-name="P3" draw:layer="layout" svg:width="2.483cm" svg:height="0.649cm" svg:x="4.725cm" svg:y="13.6cm">
          <draw:text-box>
            <text:p><text:span text:style-name="T1">Omega rotor</text:span></text:p>
          </draw:text-box>
        </draw:frame>
        <draw:connector draw:style-name="gr26" draw:text-style-name="P1" xml:id="id3" draw:id="id3" draw:layer="layout" svg:x1="12.9cm" svg:y1="11.2cm" svg:x2="12.895cm" svg:y2="5.806cm" draw:start-shape="id1" draw:start-glue-point="0" svg:d="M12900 11200v-2947h-5v-2447" svg:viewBox="0 0 6 5395">
          <text:p/>
        </draw:connector>
        <draw:connector draw:style-name="gr26" draw:text-style-name="P1" draw:layer="layout" draw:line-skew="0.506cm" svg:x1="13.2cm" svg:y1="5.4cm" svg:x2="12.895cm" svg:y2="5.806cm" draw:start-shape="id2" draw:start-glue-point="3" draw:end-shape="id3" draw:end-glue-point="3" svg:d="M13200 5400h-300v406h-5" svg:viewBox="0 0 306 4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11:39:10.665718812</meta:creation-date>
    <dc:date>2017-10-26T17:21:30.839459129</dc:date>
    <meta:editing-duration>PT17M33S</meta:editing-duration>
    <meta:editing-cycles>3</meta:editing-cycles>
    <meta:generator>LibreOffice/4.3.3.2$Linux_X86_64 LibreOffice_project/430m0$Build-2</meta:generator>
    <dc:creator>amrc </dc:creator>
    <meta:document-statistic meta:object-count="94"/>
  </office:meta>
</office:document-meta>
</file>